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B0000023FEA462570D4DD3334.png" manifest:media-type="image/png"/>
  <manifest:file-entry manifest:full-path="Pictures/100000000000047B0000023FCBE8791583C6866B.png" manifest:media-type="image/png"/>
  <manifest:file-entry manifest:full-path="Pictures/100000000000047B0000023F2054666A9BBBA351.png" manifest:media-type="image/png"/>
  <manifest:file-entry manifest:full-path="Pictures/100000000000047B0000023F1702B9D5584EAD10.png" manifest:media-type="image/png"/>
  <manifest:file-entry manifest:full-path="Pictures/100000000000047B0000023F1FB2BF50972340F6.png" manifest:media-type="image/png"/>
  <manifest:file-entry manifest:full-path="Pictures/100000000000047B0000023F832A4C20FBA5210A.png" manifest:media-type="image/png"/>
  <manifest:file-entry manifest:full-path="Pictures/100000000000047B0000023F45AD490A2D531F3A.png" manifest:media-type="image/png"/>
  <manifest:file-entry manifest:full-path="Pictures/100000000000047B0000023FA3C26EFA406BBA41.png" manifest:media-type="image/png"/>
  <manifest:file-entry manifest:full-path="Pictures/100000000000047B0000023F681040B55A926526.png" manifest:media-type="image/png"/>
  <manifest:file-entry manifest:full-path="Pictures/100000000000047B0000023F2B8DE0951D0C4E7A.png" manifest:media-type="image/png"/>
  <manifest:file-entry manifest:full-path="Pictures/100000000000047B0000023F070A4311953C433F.png" manifest:media-type="image/png"/>
  <manifest:file-entry manifest:full-path="Pictures/100000000000047B0000023FE4AC9B6ED503D64A.png" manifest:media-type="image/png"/>
  <manifest:file-entry manifest:full-path="Pictures/100000000000047B0000023F820F33B73B12F229.png" manifest:media-type="image/png"/>
  <manifest:file-entry manifest:full-path="Pictures/100000000000047B0000023F3974A8F579D1B2EF.png" manifest:media-type="image/png"/>
  <manifest:file-entry manifest:full-path="Pictures/100000000000047B0000023F527F76232E2F757F.png" manifest:media-type="image/png"/>
  <manifest:file-entry manifest:full-path="Pictures/100000000000047B0000023F7343F61FEF3130F3.png" manifest:media-type="image/png"/>
  <manifest:file-entry manifest:full-path="Pictures/100000000000047B0000023F1CFB6C5346E98A01.png" manifest:media-type="image/png"/>
  <manifest:file-entry manifest:full-path="Pictures/100000000000047B0000023FCEDD307724295834.png" manifest:media-type="image/png"/>
  <manifest:file-entry manifest:full-path="Pictures/100000000000047B0000023F291ABDB37A8B5B7F.png" manifest:media-type="image/png"/>
  <manifest:file-entry manifest:full-path="Pictures/100000000000047B0000023F7253E2C14FBE483C.png" manifest:media-type="image/png"/>
  <manifest:file-entry manifest:full-path="Pictures/100000000000047B0000023F61ADFEE6D3421812.png" manifest:media-type="image/png"/>
  <manifest:file-entry manifest:full-path="Pictures/100000000000047B0000023FEA3FCC7CDE29AEC8.png" manifest:media-type="image/png"/>
  <manifest:file-entry manifest:full-path="Pictures/100000000000047B0000023F297168962B6B2720.png" manifest:media-type="image/png"/>
  <manifest:file-entry manifest:full-path="Pictures/100000000000047B0000023F1672E7CAF485B724.png" manifest:media-type="image/png"/>
  <manifest:file-entry manifest:full-path="Pictures/100000000000047B0000023F3C3EE059195C87D0.png" manifest:media-type="image/png"/>
  <manifest:file-entry manifest:full-path="Pictures/100000000000047B0000023F65301157E34D5E2F.png" manifest:media-type="image/png"/>
  <manifest:file-entry manifest:full-path="Pictures/100000000000047B0000023F3563BB9ECE624887.png" manifest:media-type="image/png"/>
  <manifest:file-entry manifest:full-path="Pictures/100000000000047B0000023F6B94DED1F460FA9E.png" manifest:media-type="image/png"/>
  <manifest:file-entry manifest:full-path="Pictures/100000000000047B0000023F3BEAB28DD4BA83F6.png" manifest:media-type="image/png"/>
  <manifest:file-entry manifest:full-path="Pictures/100000000000047B0000023FD8850C7599E19E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nfronto simulazioni 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Marco Romanelli – Jordan Gottard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070A4311953C43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3974A8F579D1B2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61ADFEE6D34218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681040B55A9265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3BEAB28DD4BA83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45AD490A2D531F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CEDD30772429583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7253E2C14FBE48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1672E7CAF485B7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820F33B73B12F22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3563BB9ECE62488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65301157E34D5E2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EA3FCC7CDE29AEC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D8850C7599E19E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2" draw:layer="layout" svg:width="27.996cm" svg:height="14.032cm" svg:x="0.002cm" svg:y="0.859cm">
          <draw:image xlink:href="Pictures/100000000000047B0000023F291ABDB37A8B5B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A3C26EFA406BBA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2" draw:layer="layout" svg:width="27.998cm" svg:height="14.034cm" svg:x="0.001cm" svg:y="0.858cm">
          <draw:image xlink:href="Pictures/100000000000047B0000023F832A4C20FBA5210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1702B9D5584EAD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2" draw:layer="layout" svg:width="27.998cm" svg:height="14.034cm" svg:x="0.001cm" svg:y="0.858cm">
          <draw:image xlink:href="Pictures/100000000000047B0000023F1FB2BF50972340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2054666A9BBBA35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297168962B6B272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3C3EE059195C87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CBE8791583C686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EA462570D4DD333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2" draw:layer="layout" svg:width="27.998cm" svg:height="14.034cm" svg:x="0.001cm" svg:y="0.858cm">
          <draw:image xlink:href="Pictures/100000000000047B0000023F1CFB6C5346E98A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7343F61FEF3130F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2" draw:layer="layout" svg:width="27.998cm" svg:height="14.034cm" svg:x="0.001cm" svg:y="0.858cm">
          <draw:image xlink:href="Pictures/100000000000047B0000023F6B94DED1F460FA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2B8DE0951D0C4E7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2" draw:layer="layout" svg:width="27.998cm" svg:height="14.034cm" svg:x="0.001cm" svg:y="0.858cm">
          <draw:image xlink:href="Pictures/100000000000047B0000023FE4AC9B6ED503D64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2" draw:layer="layout" svg:width="28cm" svg:height="14.036cm" svg:x="0cm" svg:y="0.857cm">
          <draw:image xlink:href="Pictures/100000000000047B0000023F527F76232E2F75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4:38:59.255126248</meta:creation-date>
    <dc:date>2018-11-19T15:39:26.844901400</dc:date>
    <meta:editing-duration>PT14S</meta:editing-duration>
    <meta:editing-cycles>1</meta:editing-cycles>
    <meta:document-statistic meta:object-count="115"/>
    <meta:generator>LibreOffice/6.0.6.2$Linux_X86_64 LibreOffice_project/00m0$Build-2</meta:generator>
  </office:meta>
</office:document-meta>
</file>